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df6a7" officeooo:paragraph-rsid="001df6a7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2pt" fo:font-weight="bold" officeooo:rsid="001df6a7" officeooo:paragraph-rsid="001df6a7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1df6a7" officeooo:paragraph-rsid="001df6a7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df6a7" officeooo:paragraph-rsid="001df6a7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fa5fd" officeooo:paragraph-rsid="001fa5fd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fc9e6" officeooo:paragraph-rsid="001fc9e6" style:font-size-asian="10.5pt" style:font-weight-asian="normal" style:font-size-complex="12pt" style:font-weight-complex="normal"/>
    </style:style>
    <style:style style:name="T1" style:family="text">
      <style:text-properties officeooo:rsid="001fa5fd"/>
    </style:style>
    <style:style style:name="T2" style:family="text">
      <style:text-properties officeooo:rsid="001fc9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racte de compravenda</text:p>
      <text:p text:style-name="P1"/>
      <text:p text:style-name="P2"/>
      <text:p text:style-name="P3">D’una part, el senyor Jordi Fernandez Carreras amb DNI 41568796F contractants 11333555, am domicili a carrer Ciutadella, 78 de Maó, com a part venedora.</text:p>
      <text:p text:style-name="P3"/>
      <text:p text:style-name="P3">I de l’altre, la senyora Júlia Florit Desfogat, amb DNI num. 41569822E, <text:span text:style-name="T1">amb domicili al carrer Santa Escolàstica 51A, Maó com a part compradora. </text:span></text:p>
      <text:p text:style-name="P3"/>
      <text:p text:style-name="P5">Le dues parts actuen en nom propi i es reconeixen recíprocament la capacitat legal necessària per contractar. </text:p>
      <text:p text:style-name="P5"/>
      <text:p text:style-name="P5"/>
      <text:p text:style-name="P5"/>
      <text:p text:style-name="P5">MANIFESTEN</text:p>
      <text:p text:style-name="P5"/>
      <text:p text:style-name="P5"/>
      <text:p text:style-name="P5">1. Que el senyor Jordi Fernandez Carreras és propietaria de l’habitatge situat al número 56 del Carrer Nou, Maó.</text:p>
      <text:p text:style-name="P5"/>
      <text:p text:style-name="P5">2. Que el dit habitatge <text:span text:style-name="T2">està lliure de càregs i d’arrendaments.</text:span></text:p>
      <text:p text:style-name="P5"/>
      <text:p text:style-name="P6">3. Que el senyor Fernadez vol vendre l’habitatge esmenat i la senyora Júlia vol comprar-lo, per la qual cosa formalitzen aquest contracte de compravenda, que es regeix pels pactes següents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" style:font-family-complex="'Droid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" style:font-family-complex="'Droid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" style:font-family-complex="'Droid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08:31:41.997649615</meta:creation-date>
    <meta:editing-duration>PT10M1S</meta:editing-duration>
    <meta:editing-cycles>6</meta:editing-cycles>
    <meta:generator>LibreOffice/24.2.6.2$Linux_X86_64 LibreOffice_project/420$Build-2</meta:generator>
    <dc:date>2024-11-12T08:52:57.134092128</dc:date>
    <meta:document-statistic meta:table-count="0" meta:image-count="0" meta:object-count="0" meta:page-count="1" meta:paragraph-count="8" meta:word-count="129" meta:character-count="806" meta:non-whitespace-character-count="682"/>
  </office:meta>
</office:document-meta>
</file>